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d6ff" officeooo:paragraph-rsid="001b9a4d"/>
    </style:style>
    <style:style style:name="P2" style:family="paragraph" style:parent-style-name="Standard">
      <style:text-properties officeooo:rsid="000fb3a9" officeooo:paragraph-rsid="0012f104"/>
    </style:style>
    <style:style style:name="P3" style:family="paragraph" style:parent-style-name="Standard">
      <style:text-properties officeooo:rsid="000fb3a9" officeooo:paragraph-rsid="0013bc7d"/>
    </style:style>
    <style:style style:name="P4" style:family="paragraph" style:parent-style-name="Standard">
      <style:text-properties fo:font-weight="bold" officeooo:rsid="000ed6ff" officeooo:paragraph-rsid="000ed6ff" style:font-weight-asian="bold" style:font-weight-complex="bold"/>
    </style:style>
    <style:style style:name="P5" style:family="paragraph" style:parent-style-name="Standard">
      <style:text-properties fo:font-weight="bold" officeooo:rsid="000ed6ff" officeooo:paragraph-rsid="0014181a" style:font-weight-asian="bold" style:font-weight-complex="bold"/>
    </style:style>
    <style:style style:name="P6" style:family="paragraph" style:parent-style-name="Standard">
      <style:text-properties fo:font-weight="bold" officeooo:rsid="000ed6ff" officeooo:paragraph-rsid="0015d220" style:font-weight-asian="bold" style:font-weight-complex="bold"/>
    </style:style>
    <style:style style:name="P7" style:family="paragraph" style:parent-style-name="Standard">
      <style:text-properties officeooo:paragraph-rsid="0014181a"/>
    </style:style>
    <style:style style:name="P8" style:family="paragraph" style:parent-style-name="Standard">
      <style:text-properties fo:font-weight="normal" officeooo:rsid="0014181a" officeooo:paragraph-rsid="0015d220" style:font-weight-asian="normal" style:font-weight-complex="normal"/>
    </style:style>
    <style:style style:name="P9" style:family="paragraph" style:parent-style-name="Standard">
      <style:text-properties officeooo:rsid="00187055" officeooo:paragraph-rsid="00187055"/>
    </style:style>
    <style:style style:name="P10" style:family="paragraph" style:parent-style-name="Standard">
      <style:text-properties officeooo:rsid="001b9a4d" officeooo:paragraph-rsid="001b9a4d"/>
    </style:style>
    <style:style style:name="P11" style:family="paragraph" style:parent-style-name="Standard">
      <style:text-properties officeooo:paragraph-rsid="00187055"/>
    </style:style>
    <style:style style:name="P12" style:family="paragraph" style:parent-style-name="Standard">
      <style:text-properties officeooo:rsid="0014181a" officeooo:paragraph-rsid="0014181a"/>
    </style:style>
    <style:style style:name="P13" style:family="paragraph" style:parent-style-name="Standard">
      <style:text-properties officeooo:paragraph-rsid="0014181a"/>
    </style:style>
    <style:style style:name="T1" style:family="text">
      <style:text-properties officeooo:rsid="0012f104"/>
    </style:style>
    <style:style style:name="T2" style:family="text">
      <style:text-properties officeooo:rsid="0013bc7d"/>
    </style:style>
    <style:style style:name="T3" style:family="text">
      <style:text-properties officeooo:rsid="00187055"/>
    </style:style>
    <style:style style:name="T4" style:family="text">
      <style:text-properties officeooo:rsid="001b9a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texte :</text:p>
      <text:p text:style-name="P3">Des grandes et moyennes surfaces aux épiceries, on observe de plus en plus de rayons consacrés aux produits biologiques voir même des magasins entièrement dédiés à ce nouveau mode consommation. En 2019, plus de 9 français sur 10 déclarent en consommer <text:span text:style-name="T1">au moins 1 fois par mois (source : Agence Bio). Cet engouement pourrait en partie s’expliquer par </text:span><text:span text:style-name="T2">une prise de conscience environnementale ainsi qu’une volonté de consommer plus sainement.</text:span></text:p>
      <text:p text:style-name="P2"/>
      <text:p text:style-name="P5">Objectif :</text:p>
      <text:p text:style-name="P8">Face à cette nouvelle demande notre équipe a choisit de réaliser une analyse et une étude prédictive des parts de marché bio.</text:p>
      <text:p text:style-name="P12">Ce projet vise à mettre en place un outil permettant à un entrepreneur d’être guidé dans le choix de la zone géographique d’ouverture de son magasin bio. </text:p>
      <text:p text:style-name="P7"/>
      <text:p text:style-name="P7"/>
      <text:p text:style-name="P7"/>
      <text:p text:style-name="P7"/>
      <text:p text:style-name="P7"/>
      <text:p text:style-name="P6">Plan d’action :</text:p>
      <text:p text:style-name="P9">Identifier les types de données </text:p>
      <text:p text:style-name="P9">Collecter les données <text:span text:style-name="T4">(Python)</text:span></text:p>
      <text:p text:style-name="P11"><text:span text:style-name="T3">Stocker les données </text:span><text:span text:style-name="T4">(MySQL, NoSQL, Hadoop)</text:span></text:p>
      <text:p text:style-name="P9">Nettoyer, transformer et charger les données <text:span text:style-name="T4">(Python, Hadoop)</text:span></text:p>
      <text:p text:style-name="P10">Visualiser (Tableau)</text:p>
      <text:p text:style-name="P10">Machine Learning (Python, Spark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8:12:08.825418783</meta:creation-date>
    <meta:generator>LibreOffice/6.4.6.2$Linux_X86_64 LibreOffice_project/40$Build-2</meta:generator>
    <dc:date>2020-11-23T19:36:17.386096634</dc:date>
    <meta:editing-duration>PT24M38S</meta:editing-duration>
    <meta:editing-cycles>8</meta:editing-cycles>
    <meta:document-statistic meta:table-count="0" meta:image-count="0" meta:object-count="0" meta:page-count="1" meta:paragraph-count="12" meta:word-count="155" meta:character-count="971" meta:non-whitespace-character-count="826"/>
  </office:meta>
</office:document-meta>
</file>